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Serif" svg:font-family="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Serif"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writing-mode="lr-tb"/>
      <style:text-properties style:font-name="Serif"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style:font-name="Mono" fo:font-size="10pt" fo:font-weight="normal" style:font-size-asian="10pt" style:font-weight-asian="normal" style:font-size-complex="10pt" style:font-weight-complex="normal"/>
    </style:style>
    <style:style style:name="P5" style:family="paragraph" style:parent-style-name="Standard" style:master-page-name="Standard">
      <style:paragraph-properties fo:text-align="start" style:justify-single-word="false" style:page-number="auto" style:writing-mode="lr-tb"/>
      <style:text-properties style:font-name="Serif" fo:font-size="10pt" fo:font-weight="bold" style:font-size-asian="10pt" style:font-weight-asian="bold" style:font-size-complex="10pt" style:font-weight-complex="bold"/>
    </style:style>
    <style:style style:name="T1" style:family="text">
      <style:text-properties style:font-name="Serif"/>
    </style:style>
    <style:style style:name="T2" style:family="text">
      <style:text-properties style:font-name="Serif" fo:font-size="10pt" fo:font-weight="bold" style:font-size-asian="10pt" style:font-weight-asian="bold" style:font-size-complex="10pt" style:font-weight-complex="bold"/>
    </style:style>
    <style:style style:name="T3" style:family="text">
      <style:text-properties style:font-name="Serif" fo:font-size="10pt" fo:font-weight="normal" style:font-size-asian="10pt" style:font-weight-asian="normal" style:font-size-complex="10pt" style:font-weight-complex="normal"/>
    </style:style>
    <style:style style:name="T4" style:family="text">
      <style:text-properties style:font-name="Mono"/>
    </style:style>
    <style:style style:name="T5" style:family="text">
      <style:text-properties style:font-name="Mono"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text:span text:style-name="T2">Test C.1: Passthrough Mapper</text:span></text:p>
      <text:p text:style-name="P2"/>
      <text:p text:style-name="P3"><text:span text:style-name="T3">1. The rationale behind the test; i.e., what is it testing and why we care.</text:span></text:p>
      <text:p text:style-name="P2"/>
      <text:p text:style-name="P3"><text:span text:style-name="T3">This is testing the creation of a passthrough mapper and assigning it to a position sensor, and then getting it’s value.</text:span></text:p>
      <text:p text:style-name="P3"><text:span text:style-name="T3">We care about this because it shows that the passthrough mapper creation is working and that it gets assigned to a sensor.</text:span></text:p>
      <text:p text:style-name="P2"/>
      <text:p text:style-name="P3"><text:span text:style-name="T3">2. A general English description of the initial conditions of the test.</text:span></text:p>
      <text:p text:style-name="P2"/>
      <text:p text:style-name="P3"><text:span text:style-name="T3">The initial conditions are that there is no mapper, no sensor, no actuators, and no reporters. The mapper must be made before the sensor, the actuators need to be made before the reporter, and the reporter needs to be made before the sensor.</text:span></text:p>
      <text:p text:style-name="P2"/>
      <text:p text:style-name="P3"><text:span text:style-name="T3">3. The commands for (2), which must appear in a standalone form that could be directly copied into a text file to reproduce the test without manual intervention. Do not cross-reference other tests.</text:span></text:p>
      <text:p text:style-name="P2"/>
      <text:p text:style-name="P3"><text:span text:style-name="T5">@CONFIGURE LOG \"a.txt\" DOT SEQUENCE \"b.txt\" NETWORK \"c.txt\" XML \"d.txt\"</text:span></text:p>
      <text:p text:style-name="P3"><text:span text:style-name="T5">CREATE MAPPER myMapper EQUATION PASSTHROUGH</text:span></text:p>
      <text:p text:style-name="P3"><text:span text:style-name="T5">CREATE SENSOR POSITION mySensor1 MAPPER myMapper</text:span></text:p>
      <text:p text:style-name="P3"><text:span text:style-name="T5">CREATE CONTROLLER FORWARDING myController1 WITH COMPONENTS mySensor1</text:span></text:p>
      <text:p text:style-name="P3"><text:span text:style-name="T5">GET SENSOR mySensor1 VALUE</text:span></text:p>
      <text:p text:style-name="P3"><text:span text:style-name="T5">SET SENSOR mySensor1 VALUE 10</text:span></text:p>
      <text:p text:style-name="P3"><text:span text:style-name="T5">GET SENSOR mySensor1 VALUE</text:span></text:p>
      <text:p text:style-name="P3"><text:span text:style-name="T5">@exit</text:span></text:p>
      <text:p text:style-name="P2"/>
      <text:p text:style-name="P2"/>
      <text:p text:style-name="P3"><text:span text:style-name="T3">4. A brief English narrative of the expected results of executing the test. (Proper testing discipline expects that you do this before running the test.)</text:span></text:p>
      <text:p text:style-name="P2"/>
      <text:p text:style-name="P3"><text:span text:style-name="T3">The expected results are for the GET SENSOR command to retrieve the value of the sensor and output it to the screen once before we set the value to see what the default is and once after to see how the mapper changed it, if it did. The expected result from passthrough is that the mapper doesn’t change the value at all so the value should be 0 at first, then 10 after it gets set.</text:span></text:p>
      <text:p text:style-name="P2"/>
      <text:p text:style-name="P3"><text:span text:style-name="T3">5. At least one representation of the actual results. The form is your choice.</text:span></text:p>
      <text:p text:style-name="P2"/>
      <text:p text:style-name="P3"><text:span text:style-name="T5">Welcome to your ParserHelper</text:span></text:p>
      <text:p text:style-name="P3"><text:span text:style-name="T5">Welcome to your Startup class</text:span></text:p>
      <text:p text:style-name="P3"><text:span text:style-name="T5">PARSE&gt; @CONFIGURE LOG "a.txt" DOT SEQUENCE "b.txt" NETWORK "c.txt" XML "d.txt"</text:span></text:p>
      <text:p text:style-name="P3"><text:span text:style-name="T5">SCHEDULE | @CONFIGURE LOG "a.txt" DOT SEQUENCE "b.txt" NETWORK "c.txt" XML "d.txt"</text:span></text:p>
      <text:p text:style-name="P3"><text:span text:style-name="T5">PARSE&gt; CREATE MAPPER myMapper EQUATION PASSTHROUGH</text:span></text:p>
      <text:p text:style-name="P3"><text:span text:style-name="T5">SCHEDULE | CREATE MAPPER myMapper EQUATION PASSTHROUGH</text:span></text:p>
      <text:p text:style-name="P3"><text:span text:style-name="T5">PARSE&gt; CREATE SENSOR POSITION mySensor1 MAPPER myMapper</text:span></text:p>
      <text:p text:style-name="P3"><text:span text:style-name="T5">SCHEDULE | CREATE SENSOR POSITION mySensor1 MAPPER myMapper</text:span></text:p>
      <text:p text:style-name="P3"><text:span text:style-name="T5">PARSE&gt; CREATE CONTROLLER FORWARDING myController1 WITH COMPONENTS mySensor1</text:span></text:p>
      <text:p text:style-name="P3"><text:span text:style-name="T5">SCHEDULE | CREATE CONTROLLER FORWARDING myController1 WITH COMPONENTS mySensor1</text:span></text:p>
      <text:p text:style-name="P3"><text:span text:style-name="T5">PARSE&gt; GET SENSOR mySensor1 VALUE</text:span></text:p>
      <text:p text:style-name="P3"><text:span text:style-name="T5">SCHEDULE | GET SENSOR mySensor1 VALUE</text:span></text:p>
      <text:p text:style-name="P3"><text:span text:style-name="T5">PARSE&gt; SET SENSOR mySensor1 VALUE 10</text:span></text:p>
      <text:p text:style-name="P3"><text:span text:style-name="T5">SCHEDULE | SET SENSOR mySensor1 VALUE 10</text:span></text:p>
      <text:p text:style-name="P3"><text:span text:style-name="T5">PARSE&gt; GET SENSOR mySensor1 VALUE</text:span></text:p>
      <text:p text:style-name="P3"><text:span text:style-name="T5">SCHEDULE | GET SENSOR mySensor1 VALUE</text:span></text:p>
      <text:p text:style-name="P3"><text:span text:style-name="T5">PARSE&gt; @exit</text:span></text:p>
      <text:p text:style-name="P3"><text:span text:style-name="T5">SCHEDULE | @exit</text:span></text:p>
      <text:p text:style-name="P3"><text:soft-page-break/><text:span text:style-name="T5">TIME <text:s text:c="4"/>| 0.02</text:span></text:p>
      <text:p text:style-name="P3"><text:span text:style-name="T5">EXECUTE <text:s/>| @CONFIGURE LOG "a.txt" DOT SEQUENCE "b.txt" NETWORK "c.txt" XML "d.txt"</text:span></text:p>
      <text:p text:style-name="P3"><text:span text:style-name="T5">EXECUTE <text:s/>| CREATE MAPPER myMapper EQUATION PASSTHROUGH</text:span></text:p>
      <text:p text:style-name="P3"><text:span text:style-name="T5">EXECUTE <text:s/>| CREATE SENSOR POSITION mySensor1 MAPPER myMapper</text:span></text:p>
      <text:p text:style-name="P3"><text:span text:style-name="T5">EXECUTE <text:s/>| CREATE CONTROLLER FORWARDING myController1 WITH COMPONENTS mySensor1</text:span></text:p>
      <text:p text:style-name="P3"><text:span text:style-name="T5">EXECUTE <text:s/>| GET SENSOR mySensor1 VALUE</text:span></text:p>
      <text:p text:style-name="P3"><text:span text:style-name="T5">The value of Identifier{name=mySensor1} is 0.0</text:span></text:p>
      <text:p text:style-name="P3"><text:span text:style-name="T5">EXECUTE <text:s/>| SET SENSOR mySensor1 VALUE 10</text:span></text:p>
      <text:p text:style-name="P3"><text:span text:style-name="T5">EXECUTE <text:s/>| GET SENSOR mySensor1 VALUE</text:span></text:p>
      <text:p text:style-name="P3"><text:span text:style-name="T5">The value of Identifier{name=mySensor1} is 10.0</text:span></text:p>
      <text:p text:style-name="P3"><text:span text:style-name="T5">EXECUTE <text:s/>| @exit</text:span></text:p>
      <text:p text:style-name="P3"><text:span text:style-name="T5">EXITING <text:s/>|</text:span></text:p>
      <text:p text:style-name="P2"/>
      <text:p text:style-name="P2"/>
      <text:p text:style-name="P3"><text:span text:style-name="T3">6. A brief discussion on how the actual results differ from the expected results.</text:span></text:p>
      <text:p text:style-name="P2"/>
      <text:p text:style-name="P3"><text:span text:style-name="T3">The value was not affected by the mapper at all, which is expected as the passthrough mapper wasn’t supposed to change the value.</text:span></text:p>
      <text:p text:style-name="P2"/>
      <text:p text:style-name="P3"><text:span text:style-name="T3">7. A suggestion for how to extend this test to cover related aspects not required here</text:span></text:p>
      <text:p text:style-name="P2"/>
      <text:p text:style-name="P3"><text:span text:style-name="T3">Reporter or Watchdog could be added in to further test how mapper alters the valu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2">Task C.2: Scaled Mapper</text:span></text:p>
      <text:p text:style-name="P2"/>
      <text:p text:style-name="P3"><text:span text:style-name="T3">1. The rationale behind the test; i.e., what is it testing and why we care.</text:span></text:p>
      <text:p text:style-name="P2"/>
      <text:p text:style-name="P3"><text:span text:style-name="T3">This is testing the creation of a scaled mapper and assigning it to a position sensor, and then getting it’s value.</text:span></text:p>
      <text:p text:style-name="P3"><text:span text:style-name="T3">We care about this because it shows that the scaled mapper creation is working and that it gets assigned to a sensor.</text:span></text:p>
      <text:p text:style-name="P2"/>
      <text:p text:style-name="P3"><text:span text:style-name="T3">2. A general English description of the initial conditions of the test.</text:span></text:p>
      <text:p text:style-name="P2"/>
      <text:p text:style-name="P3"><text:span text:style-name="T3">The initial conditions are that there is no mapper, no sensor, no actuators, and no reporters. The mapper must be made before the sensor, the actuators need to be made before the reporter, and the reporter needs to be made before the sensor.</text:span></text:p>
      <text:p text:style-name="P2"/>
      <text:p text:style-name="P3"><text:span text:style-name="T3">3. The commands for (2), which must appear in a standalone form that could be directly copied into a text file to reproduce the test without manual intervention. Do not cross-reference other tests.</text:span></text:p>
      <text:p text:style-name="P2"/>
      <text:p text:style-name="P3"><text:span text:style-name="T5">@CONFIGURE LOG \"a.txt\" DOT SEQUENCE \"b.txt\" NETWORK \"c.txt\" XML \"d.txt\"</text:span></text:p>
      <text:p text:style-name="P3"><text:span text:style-name="T5">CREATE MAPPER myMapper2 EQUATION SCALE 10</text:span></text:p>
      <text:p text:style-name="P3"><text:span text:style-name="T5">CREATE SENSOR POSITION mySensor2 MAPPER myMapper2</text:span></text:p>
      <text:p text:style-name="P3"><text:span text:style-name="T5">CREATE CONTROLLER FORWARDING myController2 WITH COMPONENTS mySensor2</text:span></text:p>
      <text:p text:style-name="P3"><text:span text:style-name="T5">GET SENSOR mySensor2 VALUE</text:span></text:p>
      <text:p text:style-name="P3"><text:span text:style-name="T5">SET SENSOR mySensor2 VALUE 1</text:span></text:p>
      <text:p text:style-name="P3"><text:span text:style-name="T5">GET SENSOR mySensor2 VALUE</text:span></text:p>
      <text:p text:style-name="P3"><text:span text:style-name="T5">@exit</text:span></text:p>
      <text:p text:style-name="P2"/>
      <text:p text:style-name="P3"><text:span text:style-name="T3">4. A brief English narrative of the expected results of executing the test. (Proper testing discipline expects that you do this before running the test.)</text:span></text:p>
      <text:p text:style-name="P2"/>
      <text:p text:style-name="P3"><text:span text:style-name="T3">The expected results are for the GET SENSOR command to retrieve the value of the sensor and output it to the screen once before we set the value to see what the default is and once after to see how the mapper changed it, if it did. The expected result is that the default value is 0, and then after we set the value to 1, it should be 10 as we are scaling it by 10. So the value should be multiplied by 10.</text:span></text:p>
      <text:p text:style-name="P2"/>
      <text:p text:style-name="P3"><text:span text:style-name="T3">5. At least one representation of the actual results. The form is your choice.</text:span></text:p>
      <text:p text:style-name="P2"/>
      <text:p text:style-name="P3"><text:span text:style-name="T5">Welcome to your ParserHelper</text:span></text:p>
      <text:p text:style-name="P3"><text:span text:style-name="T5">Welcome to your Startup class</text:span></text:p>
      <text:p text:style-name="P3"><text:span text:style-name="T5">PARSE&gt; @CONFIGURE LOG "a.txt" DOT SEQUENCE "b.txt" NETWORK "c.txt" XML "d.txt"</text:span></text:p>
      <text:p text:style-name="P3"><text:span text:style-name="T5">SCHEDULE | @CONFIGURE LOG "a.txt" DOT SEQUENCE "b.txt" NETWORK "c.txt" XML "d.txt"</text:span></text:p>
      <text:p text:style-name="P3"><text:span text:style-name="T5">PARSE&gt; CREATE MAPPER myMapper2 EQUATION SCALE 10</text:span></text:p>
      <text:p text:style-name="P3"><text:span text:style-name="T5">SCHEDULE | CREATE MAPPER myMapper2 EQUATION SCALE 10</text:span></text:p>
      <text:p text:style-name="P3"><text:span text:style-name="T5">PARSE&gt; CREATE SENSOR POSITION mySensor2 MAPPER myMapper2</text:span></text:p>
      <text:p text:style-name="P3"><text:span text:style-name="T5">SCHEDULE | CREATE SENSOR POSITION mySensor2 MAPPER myMapper2</text:span></text:p>
      <text:p text:style-name="P3"><text:span text:style-name="T5">PARSE&gt; CREATE CONTROLLER FORWARDING myController2 WITH COMPONENTS mySensor2</text:span></text:p>
      <text:p text:style-name="P3"><text:span text:style-name="T5">SCHEDULE | CREATE CONTROLLER FORWARDING myController2 WITH COMPONENTS mySensor2</text:span></text:p>
      <text:p text:style-name="P3"><text:span text:style-name="T5">PARSE&gt; GET SENSOR mySensor2 VALUE</text:span></text:p>
      <text:p text:style-name="P3"><text:span text:style-name="T5">SCHEDULE | GET SENSOR mySensor2 VALUE</text:span></text:p>
      <text:p text:style-name="P3"><text:span text:style-name="T5">PARSE&gt; SET SENSOR mySensor2 VALUE 1</text:span></text:p>
      <text:p text:style-name="P3"><text:span text:style-name="T5">SCHEDULE | SET SENSOR mySensor2 VALUE 1</text:span></text:p>
      <text:p text:style-name="P3"><text:span text:style-name="T5">PARSE&gt; GET SENSOR mySensor2 VALUE</text:span></text:p>
      <text:p text:style-name="P3"><text:span text:style-name="T5">SCHEDULE | GET SENSOR mySensor2 VALUE</text:span></text:p>
      <text:p text:style-name="P3"><text:span text:style-name="T5">PARSE&gt; @exit</text:span></text:p>
      <text:p text:style-name="P3"><text:span text:style-name="T5">SCHEDULE | @exit</text:span></text:p>
      <text:p text:style-name="P3"><text:span text:style-name="T5">TIME <text:s text:c="4"/>| 0.02</text:span></text:p>
      <text:p text:style-name="P3"><text:soft-page-break/><text:span text:style-name="T5">EXECUTE <text:s/>| @CONFIGURE LOG "a.txt" DOT SEQUENCE "b.txt" NETWORK "c.txt" XML "d.txt"</text:span></text:p>
      <text:p text:style-name="P3"><text:span text:style-name="T5">EXECUTE <text:s/>| CREATE MAPPER myMapper2 EQUATION SCALE 10</text:span></text:p>
      <text:p text:style-name="P3"><text:span text:style-name="T5">EXECUTE <text:s/>| CREATE SENSOR POSITION mySensor2 MAPPER myMapper2</text:span></text:p>
      <text:p text:style-name="P3"><text:span text:style-name="T5">EXECUTE <text:s/>| CREATE CONTROLLER FORWARDING myController2 WITH COMPONENTS mySensor2</text:span></text:p>
      <text:p text:style-name="P3"><text:span text:style-name="T5">EXECUTE <text:s/>| GET SENSOR mySensor2 VALUE</text:span></text:p>
      <text:p text:style-name="P3"><text:span text:style-name="T5">The value of Identifier{name=mySensor2} is 0.0</text:span></text:p>
      <text:p text:style-name="P3"><text:span text:style-name="T5">EXECUTE <text:s/>| SET SENSOR mySensor2 VALUE 1</text:span></text:p>
      <text:p text:style-name="P3"><text:span text:style-name="T5">EXECUTE <text:s/>| GET SENSOR mySensor2 VALUE</text:span></text:p>
      <text:p text:style-name="P3"><text:span text:style-name="T5">The value of Identifier{name=mySensor2} is 10.0</text:span></text:p>
      <text:p text:style-name="P3"><text:span text:style-name="T5">EXECUTE <text:s/>| @exit</text:span></text:p>
      <text:p text:style-name="P3"><text:span text:style-name="T5">EXITING <text:s/>|</text:span></text:p>
      <text:p text:style-name="P2"/>
      <text:p text:style-name="P2"/>
      <text:p text:style-name="P2"/>
      <text:p text:style-name="P3"><text:span text:style-name="T3">6. A brief discussion on how the actual results differ from the expected results.</text:span></text:p>
      <text:p text:style-name="P2"/>
      <text:p text:style-name="P3"><text:span text:style-name="T3">The value of Sensor was unchanged at 0 as 0*10 = 0, and when it was changed to 1 then it became 10, which was expected.</text:span></text:p>
      <text:p text:style-name="P2"/>
      <text:p text:style-name="P3"><text:span text:style-name="T3">7. A suggestion for how to extend this test to cover related aspects not required here</text:span></text:p>
      <text:p text:style-name="P2"/>
      <text:p text:style-name="P3"><text:span text:style-name="T3">Reporter or Watchdog could be added in to further test how mapper alters the valu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pan text:style-name="T2">Task C.3: Normalized Mapper</text:span></text:p>
      <text:p text:style-name="P2"/>
      <text:p text:style-name="P3"><text:span text:style-name="T3">1. The rationale behind the test; i.e., what is it testing and why we care.</text:span></text:p>
      <text:p text:style-name="P2"/>
      <text:p text:style-name="P3"><text:span text:style-name="T3">This is testing the creation of a normalized mapper and assigning it to a position sensor, and then getting it’s value.</text:span></text:p>
      <text:p text:style-name="P3"><text:span text:style-name="T3">We care about this because it shows that the normalized mapper creation is working and that it gets assigned to a sensor.</text:span></text:p>
      <text:p text:style-name="P2"/>
      <text:p text:style-name="P3"><text:span text:style-name="T3">2. A general English description of the initial conditions of the test.</text:span></text:p>
      <text:p text:style-name="P2"/>
      <text:p text:style-name="P3"><text:span text:style-name="T3">The initial conditions are that there is no mapper, no sensor, no actuators, and no reporters. The mapper must be made before the sensor, the actuators need to be made before the reporter, and the reporter needs to be made before the sensor.</text:span></text:p>
      <text:p text:style-name="P2"/>
      <text:p text:style-name="P3"><text:span text:style-name="T3">3. The commands for (2), which must appear in a standalone form that could be directly copied into a text file to reproduce the test without manual intervention. Do not cross-reference other tests.</text:span></text:p>
      <text:p text:style-name="P2"/>
      <text:p text:style-name="P3"><text:span text:style-name="T5">@CONFIGURE LOG \"a.txt\" DOT SEQUENCE \"b.txt\" NETWORK \"c.txt\" XML \"d.txt\"</text:span></text:p>
      <text:p text:style-name="P3"><text:span text:style-name="T5">CREATE MAPPER myMapper3 EQUATION NORMALIZE 10 20</text:span></text:p>
      <text:p text:style-name="P3"><text:span text:style-name="T5">CREATE SENSOR POSITION mySensor3 MAPPER myMapper3</text:span></text:p>
      <text:p text:style-name="P3"><text:span text:style-name="T5">CREATE CONTROLLER FORWARDING myController3 WITH COMPONENTS mySensor3</text:span></text:p>
      <text:p text:style-name="P3"><text:span text:style-name="T5">GET SENSOR mySensor3 VALUE</text:span></text:p>
      <text:p text:style-name="P3"><text:span text:style-name="T5">SET SENSOR mySensor3 VALUE 15</text:span></text:p>
      <text:p text:style-name="P3"><text:span text:style-name="T5">GET SENSOR mySensor3 VALUE</text:span></text:p>
      <text:p text:style-name="P3"><text:span text:style-name="T5">@exit</text:span></text:p>
      <text:p text:style-name="P4"/>
      <text:p text:style-name="P2"/>
      <text:p text:style-name="P2"/>
      <text:p text:style-name="P2"/>
      <text:p text:style-name="P2"/>
      <text:p text:style-name="P2"/>
      <text:p text:style-name="P2"/>
      <text:p text:style-name="P3"><text:span text:style-name="T3">4. A brief English narrative of the expected results of executing the test. (Proper testing discipline expects that you do this before running the test.)</text:span></text:p>
      <text:p text:style-name="P2"/>
      <text:p text:style-name="P3"><text:span text:style-name="T3">The expected results are for the GET SENSOR command to retrieve the value of the sensor and output it to the screen once before we set the value to see what the default is and once after to see how the mapper changed it, if it did. The expected value at the default is 0 as 0 lies outside the bounds of 10 and 20 so it is 0. After it’s set to 15 it should return a value of 50 as 50 is halfway between 10 and 20.</text:span></text:p>
      <text:p text:style-name="P2"/>
      <text:p text:style-name="P2"/>
      <text:p text:style-name="P3"><text:span text:style-name="T3">5. At least one representation of the actual results. The form is your choice.</text:span></text:p>
      <text:p text:style-name="P1"/>
      <text:p text:style-name="P3"><text:span text:style-name="T5">Welcome to your ParserHelper</text:span></text:p>
      <text:p text:style-name="P3"><text:span text:style-name="T5">Welcome to your Startup class</text:span></text:p>
      <text:p text:style-name="P3"><text:span text:style-name="T5">PARSE&gt; @CONFIGURE LOG "a.txt" DOT SEQUENCE "b.txt" NETWORK "c.txt" XML "d.txt"</text:span></text:p>
      <text:p text:style-name="P3"><text:span text:style-name="T5">SCHEDULE | @CONFIGURE LOG "a.txt" DOT SEQUENCE "b.txt" NETWORK "c.txt" XML "d.txt"</text:span></text:p>
      <text:p text:style-name="P3"><text:span text:style-name="T5">PARSE&gt; CREATE MAPPER myMapper3 EQUATION NORMALIZE 10 20</text:span></text:p>
      <text:p text:style-name="P3"><text:span text:style-name="T5">SCHEDULE | CREATE MAPPER myMapper3 EQUATION NORMALIZE 10 20</text:span></text:p>
      <text:p text:style-name="P3"><text:span text:style-name="T5">PARSE&gt; CREATE SENSOR POSITION mySensor3 MAPPER myMapper3</text:span></text:p>
      <text:p text:style-name="P3"><text:span text:style-name="T5">SCHEDULE | CREATE SENSOR POSITION mySensor3 MAPPER myMapper3</text:span></text:p>
      <text:p text:style-name="P3"><text:span text:style-name="T5">PARSE&gt; CREATE CONTROLLER FORWARDING myController3 WITH COMPONENTS mySensor3</text:span></text:p>
      <text:p text:style-name="P3"><text:span text:style-name="T5">SCHEDULE | CREATE CONTROLLER FORWARDING myController3 WITH COMPONENTS mySensor3</text:span></text:p>
      <text:p text:style-name="P3"><text:span text:style-name="T5">PARSE&gt; GET SENSOR mySensor3 VALUE</text:span></text:p>
      <text:p text:style-name="P3"><text:soft-page-break/><text:span text:style-name="T5">SCHEDULE | GET SENSOR mySensor3 VALUE</text:span></text:p>
      <text:p text:style-name="P3"><text:span text:style-name="T5">PARSE&gt; SET SENSOR mySensor3 VALUE 15</text:span></text:p>
      <text:p text:style-name="P3"><text:span text:style-name="T5">SCHEDULE | SET SENSOR mySensor3 VALUE 15</text:span></text:p>
      <text:p text:style-name="P3"><text:span text:style-name="T5">PARSE&gt; GET SENSOR mySensor3 VALUE</text:span></text:p>
      <text:p text:style-name="P3"><text:span text:style-name="T5">SCHEDULE | GET SENSOR mySensor3 VALUE</text:span></text:p>
      <text:p text:style-name="P3"><text:span text:style-name="T5">PARSE&gt; @exit</text:span></text:p>
      <text:p text:style-name="P3"><text:span text:style-name="T5">SCHEDULE | @exit</text:span></text:p>
      <text:p text:style-name="P3"><text:span text:style-name="T5">TIME <text:s text:c="4"/>| 0.02</text:span></text:p>
      <text:p text:style-name="P3"><text:span text:style-name="T5">EXECUTE <text:s/>| @CONFIGURE LOG "a.txt" DOT SEQUENCE "b.txt" NETWORK "c.txt" XML "d.txt"</text:span></text:p>
      <text:p text:style-name="P3"><text:span text:style-name="T5">EXECUTE <text:s/>| CREATE MAPPER myMapper3 EQUATION NORMALIZE 10 20</text:span></text:p>
      <text:p text:style-name="P3"><text:span text:style-name="T5">EXECUTE <text:s/>| CREATE SENSOR POSITION mySensor3 MAPPER myMapper3</text:span></text:p>
      <text:p text:style-name="P3"><text:span text:style-name="T5">EXECUTE <text:s/>| CREATE CONTROLLER FORWARDING myController3 WITH COMPONENTS mySensor3</text:span></text:p>
      <text:p text:style-name="P3"><text:span text:style-name="T5">EXECUTE <text:s/>| GET SENSOR mySensor3 VALUE</text:span></text:p>
      <text:p text:style-name="P3"><text:span text:style-name="T5">The value of Identifier{name=mySensor3} is 0.0</text:span></text:p>
      <text:p text:style-name="P3"><text:span text:style-name="T5">EXECUTE <text:s/>| SET SENSOR mySensor3 VALUE 15</text:span></text:p>
      <text:p text:style-name="P3"><text:span text:style-name="T5">EXECUTE <text:s/>| GET SENSOR mySensor3 VALUE</text:span></text:p>
      <text:p text:style-name="P3"><text:span text:style-name="T5">The value of Identifier{name=mySensor3} is 50.0</text:span></text:p>
      <text:p text:style-name="P3"><text:span text:style-name="T5">EXECUTE <text:s/>| @exit</text:span></text:p>
      <text:p text:style-name="P3"><text:span text:style-name="T5">EXITING <text:s/>|</text:span></text:p>
      <text:p text:style-name="P2"/>
      <text:p text:style-name="P2"/>
      <text:p text:style-name="P3"><text:span text:style-name="T3">6. A brief discussion on how the actual results differ from the expected results.</text:span></text:p>
      <text:p text:style-name="P2"/>
      <text:p text:style-name="P3"><text:span text:style-name="T3">The actual results is that at the default it remained 0 then after we set it to 15 it turned into 50.0 which was the expected value.</text:span></text:p>
      <text:p text:style-name="P3"><text:span text:style-name="T3"><text:line-break/>7. A suggestion for how to extend this test to cover related aspects not required here.</text:span></text:p>
      <text:p text:style-name="P2"/>
      <text:p text:style-name="P3"><text:span text:style-name="T3">Reporter or Watchdog could be added in to further test how mapper alters the value.</text:span></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Serif" svg:font-family="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12:46:08</meta:creation-date>
    <dc:language>en-US</dc:language>
    <dc:date>2022-06-15T18:57:05</dc:date>
    <meta:editing-cycles>45</meta:editing-cycles>
    <meta:editing-duration>P1DT5H38M</meta:editing-duration>
    <meta:generator>LibreOffice/6.4.7.2$Linux_X86_64 LibreOffice_project/40$Build-2</meta:generator>
    <meta:document-statistic meta:table-count="0" meta:image-count="0" meta:object-count="0" meta:page-count="6" meta:paragraph-count="156" meta:word-count="1742" meta:character-count="10621" meta:non-whitespace-character-count="8995"/>
  </office:meta>
</office:document-meta>
</file>